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32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2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2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29" office:value-type="string" calcext:value-type="string">
            <text:p>359661</text:p>
          </table:table-cell>
          <table:table-cell table:style-name="ce2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29" office:value-type="string" calcext:value-type="string">
            <text:p>361360</text:p>
          </table:table-cell>
          <table:table-cell table:style-name="ce30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 table:number-rows-repeated="104850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number-columns-repeated="2" table:default-cell-style-name="ce25"/>
        <table:table-column table:style-name="co43" table:default-cell-style-name="ce25"/>
        <table:table-column table:style-name="co20" table:default-cell-style-name="ce25"/>
        <table:table-column table:style-name="co44" table:default-cell-style-name="ce25"/>
        <table:table-column table:style-name="co45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0" table:number-columns-repeated="984"/>
          <table:table-cell table:number-columns-repeated="15361"/>
        </table:table-row>
        <table:table-row table:style-name="ro1">
          <table:table-cell table:style-name="ce40"/>
          <table:table-cell table:style-name="ce48"/>
          <table:table-cell table:style-name="ce40" table:number-columns-repeated="37"/>
          <table:table-cell table:style-name="ce24"/>
          <table:table-cell table:style-name="ce40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2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0" table:number-columns-repeated="2"/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38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29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0"/>
          <table:table-cell table:style-name="ce48"/>
          <table:table-cell table:style-name="ce40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38" table:default-cell-style-name="ce25"/>
        <table:table-column table:style-name="co56" table:default-cell-style-name="ce25"/>
        <table:table-column table:style-name="co38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0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0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40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0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19:16:43.02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19T19:27:28.968000000</dc:date>
    <meta:editing-duration>P11DT9H46M49S</meta:editing-duration>
    <meta:editing-cycles>5104</meta:editing-cycles>
    <meta:document-statistic meta:table-count="7" meta:cell-count="13989" meta:object-count="0"/>
    <meta:user-defined meta:name="qrichtext">1</meta:user-defined>
  </office:meta>
</office:document-meta>
</file>